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2" draw:layer="layout" svg:width="3cm" svg:height="3cm" svg:x="2cm" svg:y="2cm">
          <text:p text:style-name="P1"><text:span text:style-name="T1">SETUP_ON</text:span></text:p>
          <text:p text:style-name="P1"><text:span text:style-name="T1"/></text:p>
          <text:p text:style-name="P1"><text:span text:style-name="T1">Set next timeout</text:span></text:p>
          <text:p text:style-name="P1"><text:span text:style-name="T1">Set 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1" draw:layer="layout" svg:width="3cm" svg:height="3cm" svg:x="12cm" svg:y="2cm">
          <text:p text:style-name="P1"><text:span text:style-name="T1">WAIT_ON</text:span></text:p>
          <text:p text:style-name="P1"><text:span text:style-name="T1"/></text:p>
          <text:p text:style-name="P1"><text:span text:style-name="T1">Check for stop</text:span></text:p>
          <text:p text:style-name="P1"><text:span text:style-name="T1">Check for</text:span></text:p>
          <text:p text:style-name="P1"><text:span text:style-name="T1">time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3" draw:layer="layout" svg:width="3cm" svg:height="3cm" svg:x="7cm" svg:y="5cm">
          <text:p text:style-name="P1"><text:span text:style-name="T1">STOP</text:span></text:p>
          <text:p text:style-name="P1"><text:span text:style-name="T1"/></text:p>
          <text:p text:style-name="P1"><text:span text:style-name="T1">Check for</text:span></text:p>
          <text:p text:style-name="P1"><text:span text:style-name="T1">"is_flashing"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5cm" svg:y1="3.5cm" svg:x2="13.5cm" svg:y2="2cm" draw:start-shape="id1" draw:start-glue-point="10" draw:end-shape="id1" draw:end-glue-point="4" svg:d="m15000 3500c753 0 627-1001 65-1564s-1565-687-1565 64">
          <text:p/>
        </draw:connector>
        <draw:connector draw:style-name="gr2" draw:text-style-name="P1" draw:layer="layout" draw:type="curve" svg:x1="5cm" svg:y1="3.5cm" svg:x2="12cm" svg:y2="3.5cm" draw:start-shape="id2" draw:start-glue-point="10" draw:end-shape="id1" svg:d="m5000 3500h7000">
          <text:p/>
        </draw:connector>
        <draw:connector draw:style-name="gr2" draw:text-style-name="P1" draw:layer="layout" draw:type="curve" svg:x1="12.439cm" svg:y1="4.561cm" svg:x2="10cm" svg:y2="6.5cm" draw:start-shape="id1" draw:start-glue-point="7" draw:end-shape="id3" svg:d="m12439 4561c-2157 0-938 1939-2439 1939">
          <text:p/>
        </draw:connector>
        <draw:custom-shape draw:style-name="gr1" draw:text-style-name="P2" draw:id="id4" draw:layer="layout" svg:width="3cm" svg:height="3cm" svg:x="12cm" svg:y="8cm">
          <text:p text:style-name="P1"><text:span text:style-name="T1">SETUP_OFF</text:span></text:p>
          <text:p text:style-name="P1"><text:span text:style-name="T1"/></text:p>
          <text:p text:style-name="P1"><text:span text:style-name="T1">Set next timeout</text:span></text:p>
          <text:p text:style-name="P1"><text:span text:style-name="T1">Clear L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3.5cm" svg:y1="5cm" svg:x2="13.5cm" svg:y2="8cm" draw:start-shape="id1" draw:start-glue-point="8" draw:end-shape="id4" draw:end-glue-point="4" svg:d="m13500 5000v3000">
          <text:p/>
        </draw:connector>
        <draw:custom-shape draw:style-name="gr1" draw:text-style-name="P2" draw:id="id5" draw:layer="layout" svg:width="3cm" svg:height="3cm" svg:x="2cm" svg:y="8cm">
          <text:p text:style-name="P1"><text:span text:style-name="T1">WAIT_OFF</text:span></text:p>
          <text:p text:style-name="P1"><text:span text:style-name="T1"/></text:p>
          <text:p text:style-name="P1"><text:span text:style-name="T1">Check for stop</text:span></text:p>
          <text:p text:style-name="P1"><text:span text:style-name="T1">Check for</text:span></text:p>
          <text:p text:style-name="P1"><text:span text:style-name="T1">time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2cm" svg:y1="9.5cm" svg:x2="5cm" svg:y2="9.5cm" draw:start-shape="id4" draw:start-glue-point="6" draw:end-shape="id5" draw:end-glue-point="10" svg:d="m12000 9500h-7000">
          <text:p/>
        </draw:connector>
        <draw:connector draw:style-name="gr2" draw:text-style-name="P1" draw:layer="layout" draw:type="curve" svg:x1="3.5cm" svg:y1="8cm" svg:x2="3.5cm" svg:y2="5cm" draw:start-shape="id5" draw:start-glue-point="4" draw:end-shape="id2" draw:end-glue-point="8" svg:d="m3500 8000v-3000">
          <text:p/>
        </draw:connector>
        <draw:connector draw:style-name="gr2" draw:text-style-name="P1" draw:layer="layout" draw:type="curve" svg:x1="4.561cm" svg:y1="8.439cm" svg:x2="7.439cm" svg:y2="7.561cm" draw:start-shape="id5" draw:start-glue-point="11" draw:end-shape="id3" draw:end-glue-point="7" svg:d="m4561 8439c2160 0 721-878 2878-878">
          <text:p/>
        </draw:connector>
        <draw:connector draw:style-name="gr2" draw:text-style-name="P1" draw:layer="layout" draw:type="curve" svg:x1="7.439cm" svg:y1="5.439cm" svg:x2="4.561cm" svg:y2="4.561cm" draw:start-shape="id3" draw:start-glue-point="5" draw:end-shape="id2" draw:end-glue-point="9" svg:d="m7439 5439c-2157 0-718-878-2878-878">
          <text:p/>
        </draw:connector>
        <draw:connector draw:style-name="gr2" draw:text-style-name="P1" draw:layer="layout" draw:type="curve" svg:x1="3.5cm" svg:y1="11cm" svg:x2="2cm" svg:y2="9.5cm" draw:start-shape="id5" draw:start-glue-point="8" draw:end-shape="id5" draw:end-glue-point="6" svg:d="m3500 11000c0 753-1001 627-1564 65s-687-1565 64-1565">
          <text:p/>
        </draw:connector>
        <draw:frame draw:style-name="gr3" draw:text-style-name="P3" draw:layer="layout" svg:width="1.92cm" svg:height="0.645cm" svg:x="13.58cm" svg:y="6cm">
          <draw:text-box>
            <text:p><text:span text:style-name="T1">if timeout</text:span></text:p>
          </draw:text-box>
        </draw:frame>
        <draw:frame draw:style-name="gr4" draw:text-style-name="P3" draw:layer="layout" svg:width="1.92cm" svg:height="0.646cm" svg:x="3.5cm" svg:y="6cm">
          <draw:text-box>
            <text:p><text:span text:style-name="T1">if timeout</text:span></text:p>
          </draw:text-box>
        </draw:frame>
        <draw:frame draw:style-name="gr3" draw:text-style-name="P3" draw:layer="layout" svg:width="3.47cm" svg:height="0.645cm" svg:x="5.08cm" svg:y="8.355cm">
          <draw:text-box>
            <text:p><text:span text:style-name="T1">if "is_flashing" == 0</text:span></text:p>
          </draw:text-box>
        </draw:frame>
        <draw:frame draw:style-name="gr3" draw:text-style-name="P3" draw:layer="layout" svg:width="3.47cm" svg:height="0.645cm" svg:x="8.53cm" svg:y="4cm">
          <draw:text-box>
            <text:p><text:span text:style-name="T1">if "is_flashing" == 0</text:span></text:p>
          </draw:text-box>
        </draw:frame>
        <draw:frame draw:style-name="gr3" draw:text-style-name="P3" draw:layer="layout" svg:width="3.364cm" svg:height="0.645cm" svg:x="5cm" svg:y="4cm">
          <draw:text-box>
            <text:p><text:span text:style-name="T1">if "is_flashing" !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zxx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raus </meta:initial-creator>
    <meta:creation-date>2011-05-27T20:43:06</meta:creation-date>
    <dc:date>2011-09-10T23:25:04</dc:date>
    <dc:creator>kraus </dc:creator>
    <meta:editing-duration>PT01H07M39S</meta:editing-duration>
    <meta:editing-cycles>6</meta:editing-cycles>
    <meta:generator>OpenOffice.org/3.2$Linux OpenOffice.org_project/320m12$Build-9483</meta:generator>
    <meta:document-statistic meta:object-count="19"/>
  </office:meta>
</office:document-meta>
</file>